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rlAssertionTests.testRedir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leController.forwa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AssertionTests.testForward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rlAssertionTests.testRedirect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leController.sa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AssertionTests.testForwa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